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Caching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CachingInputStream.setReadListener( ReadListener read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questWrapper.writeRequestParametersToCachedConte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entCachingRequestWrapper.getParameter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RequestWrapper.getParameter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RequestWrapper.getCharacter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CachingRequestWrapper.handleContentOverflow( int content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CachingRequestWrapper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RequestWrapper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RequestWrapper.getParameterValu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InputStream.is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questWrapper.isFormPo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CachingInputStream.writeToCache( final byte [ ] b , final int off , int 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ntCachingRequestWrapper.ge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InputStream.readLine( final byte [ ] b , final int off , final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CachingRequestWrapper.getContentA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questWrapper.ContentCachingRequestWrapp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InputStream.read( final byte [ ] b , final int off , final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CachingInputStream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InputStream.ContentCachingInputStream( Servlet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InputStream.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CachingRequestWrapper.ContentCachingRequestWrapper( HttpServletRequest request , int content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